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77D170C699EB0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189in" svg:height="5.1362in" draw:z-index="0"><draw:image xlink:href="Pictures/1000020100000780000004B077D170C699EB0AB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53:20.715164622</meta:creation-date>
    <dc:date>2019-03-11T11:54:32.131769329</dc:date>
    <meta:editing-duration>PT1M1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